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5000008619B0B5D07F81463C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7.55cm" fo:min-width="2.2cm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7.05cm" fo:min-width="0.6cm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1.024cm" fo:min-width="5.8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26cm" svg:x="1.001cm" svg:y="0.974cm">
          <draw:image xlink:href="Pictures/1000000000000D05000008619B0B5D07F81463CE.jpg" xlink:type="simple" xlink:show="embed" xlink:actuate="onLoad" loext:mime-type="image/jpeg">
            <text:p/>
          </draw:image>
        </draw:frame>
        <draw:custom-shape draw:style-name="gr2" draw:text-style-name="P2" draw:layer="layout" svg:width="2.7cm" svg:height="7.8cm" svg:x="11.7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cm" svg:height="7.3cm" svg:x="18.5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cm" svg:height="1.8cm" svg:x="11.2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9cm" svg:height="1.8cm" svg:x="10.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1:51:19.906761211</dc:date>
    <meta:editing-duration>PT3M58S</meta:editing-duration>
    <meta:editing-cycles>1</meta:editing-cycles>
    <meta:document-statistic meta:object-count="5"/>
    <meta:generator>LibreOffice/6.4.5.2$Linux_X86_64 LibreOffice_project/40$Build-2</meta:generator>
  </office:meta>
</office:document-meta>
</file>